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end" style:justify-single-word="false"/>
    </style:style>
    <style:style style:name="P3" style:family="paragraph" style:parent-style-name="Text_20_body">
      <style:text-properties fo:font-variant="normal" fo:text-transform="none" fo:color="#000000" style:font-name="arial1" fo:font-size="12pt" fo:letter-spacing="normal" fo:font-style="normal" fo:font-weight="normal"/>
    </style:style>
    <style:style style:name="P4"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5"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6" style:family="paragraph" style:parent-style-name="Text_20_body">
      <style:paragraph-properties fo:text-align="justify" style:justify-single-word="false"/>
      <style:text-properties fo:font-variant="normal" fo:text-transform="none" fo:color="#000000" style:font-name="arial1" fo:font-size="12pt" fo:letter-spacing="normal" fo:font-style="normal" fo:font-weight="normal"/>
    </style:style>
    <style:style style:name="P7"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8"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font-size-asian="13pt" style:font-size-complex="13pt"/>
    </style:style>
    <style:style style:name="P9" style:family="paragraph" style:parent-style-name="Text_20_body">
      <style:paragraph-properties fo:orphans="2" fo:widows="2"/>
      <style:text-properties fo:font-variant="normal" fo:text-transform="none" fo:color="#000000" style:font-name="arial1" fo:font-size="12pt" fo:letter-spacing="normal" fo:font-style="normal" fo:font-weight="normal" style:font-size-asian="13pt" style:font-size-complex="13pt"/>
    </style:style>
    <style:style style:name="P10"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font-size-asian="12pt" style:font-size-complex="12pt"/>
    </style:style>
    <style:style style:name="P11" style:family="paragraph" style:parent-style-name="Text_20_body">
      <style:paragraph-properties fo:orphans="2" fo:widows="2"/>
      <style:text-properties fo:font-variant="normal" fo:text-transform="none" fo:color="#000000" style:font-name="arial1" fo:font-size="12pt" fo:letter-spacing="normal" fo:font-style="normal" fo:font-weight="normal" style:font-size-asian="12pt" style:font-size-complex="12pt"/>
    </style:style>
    <style:style style:name="P12"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bold"/>
    </style:style>
    <style:style style:name="P13" style:family="paragraph" style:parent-style-name="Text_20_body">
      <style:paragraph-properties fo:orphans="2" fo:widows="2"/>
      <style:text-properties fo:font-variant="normal" fo:text-transform="none" fo:color="#000000" style:font-name="arial1" fo:font-size="12pt" fo:letter-spacing="normal" fo:font-style="normal" fo:font-weight="bold" style:font-weight-asian="bold" style:font-weight-complex="bold"/>
    </style:style>
    <style:style style:name="P14" style:family="paragraph" style:parent-style-name="Text_20_body">
      <style:paragraph-properties fo:orphans="2" fo:widows="2"/>
      <style:text-properties fo:font-variant="normal" fo:text-transform="none" fo:color="#000000" style:font-name="arial" fo:font-size="13pt" fo:letter-spacing="normal" fo:font-style="normal" fo:font-weight="normal" style:font-size-asian="13pt" style:font-size-complex="13pt"/>
    </style:style>
    <style:style style:name="P15" style:family="paragraph" style:parent-style-name="Text_20_body">
      <style:paragraph-properties fo:text-align="center" style:justify-single-word="false"/>
    </style:style>
    <style:style style:name="P16" style:family="paragraph" style:parent-style-name="Text_20_body">
      <style:paragraph-properties fo:orphans="2" fo:widows="2"/>
    </style:style>
    <style:style style:name="P17" style:family="paragraph" style:parent-style-name="Text_20_body">
      <style:text-properties style:font-name="arial" fo:font-size="12pt" fo:font-weight="normal" style:font-size-asian="12pt" style:font-size-complex="12pt"/>
    </style:style>
    <style:style style:name="P18" style:family="paragraph" style:parent-style-name="Text_20_body">
      <style:paragraph-properties fo:orphans="2" fo:widows="2"/>
      <style:text-properties style:font-name="arial1" fo:font-size="12pt" style:font-size-asian="13pt" style:font-size-complex="13pt"/>
    </style:style>
    <style:style style:name="P19" style:family="paragraph" style:parent-style-name="Text_20_body">
      <style:paragraph-properties fo:orphans="2" fo:widows="2" fo:padding="0in" fo:border="none"/>
      <style:text-properties fo:font-variant="normal" fo:text-transform="none" fo:color="#000000" style:font-name="arial1" fo:font-size="12pt" fo:letter-spacing="normal" fo:font-style="normal" fo:font-weight="normal"/>
    </style:style>
    <style:style style:name="P20" style:family="paragraph" style:parent-style-name="Heading_20_1">
      <style:paragraph-properties fo:text-align="center" style:justify-single-word="false"/>
    </style:style>
    <style:style style:name="P21" style:family="paragraph" style:parent-style-name="Heading_20_3">
      <style:text-properties style:font-name="arial" fo:font-size="12pt" style:font-size-asian="12pt" style:font-size-complex="12pt"/>
    </style:style>
    <style:style style:name="P22" style:family="paragraph" style:parent-style-name="Heading_20_3">
      <style:text-properties style:font-name="arial" fo:font-size="13pt" style:font-size-asian="13pt" style:font-size-complex="13pt"/>
    </style:style>
    <style:style style:name="P23" style:family="paragraph" style:parent-style-name="Heading_20_3">
      <style:text-properties style:font-name="arial" fo:font-size="13pt" style:font-size-asian="13pt" style:font-weight-asian="bold" style:font-size-complex="13pt" style:font-weight-complex="bold"/>
    </style:style>
    <style:style style:name="P24" style:family="paragraph" style:parent-style-name="Heading_20_3">
      <style:paragraph-properties fo:text-align="center" style:justify-single-word="false"/>
    </style:style>
    <style:style style:name="P25" style:family="paragraph" style:parent-style-name="Heading_20_3">
      <style:paragraph-properties fo:text-align="justify" style:justify-single-word="false" fo:orphans="2" fo:widows="2"/>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P26" style:family="paragraph" style:parent-style-name="Text_20_body">
      <style:paragraph-properties fo:orphans="2" fo:widows="2" fo:break-before="page"/>
      <style:text-properties fo:font-variant="normal" fo:text-transform="none" fo:color="#000000" style:font-name="arial1" fo:font-size="12pt" fo:letter-spacing="normal" fo:font-style="normal" fo:font-weight="normal"/>
    </style:style>
    <style:style style:name="P27"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28"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bold" style:font-weight-asian="bold" style:font-weight-complex="bold"/>
    </style:style>
    <style:style style:name="P29" style:family="paragraph" style:parent-style-name="Text_20_body" style:list-style-name="L1">
      <style:paragraph-properties fo:margin-left="0.2602in" fo:margin-right="0in" fo:orphans="2" fo:widows="2" fo:text-indent="-0.25in" style:auto-text-indent="false">
        <style:tab-stops>
          <style:tab-stop style:position="-0.0728in"/>
        </style:tab-stops>
      </style:paragraph-properties>
      <style:text-properties fo:font-variant="normal" fo:text-transform="none" fo:color="#000000" style:font-name="arial1" fo:font-size="12pt" fo:letter-spacing="normal" fo:font-style="normal" fo:font-weight="normal"/>
    </style:style>
    <style:style style:name="P30" style:family="paragraph" style:parent-style-name="Heading_20_3">
      <style:text-properties style:font-name="arial" fo:font-size="12pt"/>
    </style:style>
    <style:style style:name="T1" style:family="text">
      <style:text-properties fo:font-variant="normal" fo:text-transform="none" fo:color="#000000" style:font-name="arial1" fo:font-size="12pt" fo:letter-spacing="normal" fo:font-style="normal" fo:font-weight="normal"/>
    </style:style>
    <style:style style:name="T2" style:family="text">
      <style:text-properties fo:font-variant="normal" fo:text-transform="none" fo:color="#003ea8" style:font-name="arial1" fo:font-size="12pt" fo:letter-spacing="normal" fo:font-style="normal" fo:font-weight="normal"/>
    </style:style>
    <style:style style:name="T3" style:family="text">
      <style:text-properties fo:font-weight="normal"/>
    </style:style>
    <style:style style:name="T4" style:family="text">
      <style:text-properties style:font-name="arial" fo:font-size="13pt"/>
    </style:style>
    <style:style style:name="T5" style:family="text">
      <style:text-properties fo:color="#003ea8"/>
    </style:style>
    <style:style style:name="T6" style:family="text">
      <style:text-properties style:font-size-asian="12pt" style:font-size-complex="12pt"/>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Guía de traducciones del manual <text:line-break/>de PHP.net al Castellano<text:line-break/>FASE 1</text:h>
      <text:p text:style-name="P15"/>
      <text:h text:style-name="P23" text:outline-level="3">Requerimientos.</text:h>
      <text:p text:style-name="P17">- Dominio del Inglés y el Castellano (Español de España).<text:line-break/>- Conocimientos de PHP.<text:line-break/>- Conocimientos básicos del funcionamiento de SVN (Subversion).</text:p>
      <text:h text:style-name="P22" text:outline-level="3">FASE 1</text:h>
      <text:p text:style-name="P7">Para poder demostrar tu interés y tus habilidades de tradución y la capacidad para usar la herramienta de traducción debes guardar los ficheros que traduzcas como usuario anónimo usando el Editor online <text:a xlink:type="simple" xlink:href="https://edit.php.net/">https://edit.php.net/</text:a>. Tu colaboración puede ser esporádica o de forma continuada. Por favor se honesto y haz saber de que forma quieres colaborar, pero no hay ninguna obligación, todo depende de ti y hasta donde quieras llegar. Se recomienda el uso de Mozilla Firefox o Google Chorme. </text:p>
      <text:p text:style-name="P5">Aquí tienes una guía de como funciona el editor: <text:a xlink:type="simple" xlink:href="http://wiki.php.net/doc/editor">http://wiki.php.net/doc/editor</text:a></text:p>
      <text:h text:style-name="P21" text:outline-level="3">¿Que ficheros puedo empezar traducir?</text:h>
      <text:p text:style-name="P5">Los que no están traducidos todavía: </text:p>
      <text:p text:style-name="P5">Desde del editor online: -&gt; Nuevos ficheros a traducir.</text:p>
      <text:p text:style-name="P12"><text:span text:style-name="T3">Ver tambien: </text:span><text:a xlink:type="simple" xlink:href="http://doc.php.net/php/es/revcheck.php?p=missfiles"><text:span text:style-name="T3">http://doc.php.net/php/es/revcheck.php?p=missfiles</text:span></text:a></text:p>
      <text:p text:style-name="P5">De los cuales nadie dice que está trabajando: </text:p>
      <text:p text:style-name="P5">Desde el editor online: Nuevos ficheros a traducir -&gt; Todos los ficheros <text:s/>-&gt; Repositorio -&gt; es -&gt; doble clic en <text:s/>translation.xml.</text:p>
      <text:p text:style-name="P12"><text:span text:style-name="T3">Ver tambien: </text:span><text:a xlink:type="simple" xlink:href="http://svn.php.net/repository/phpdoc/es/trunk/translation.xml"><text:span text:style-name="T3">http://svn.php.net/repository/phpdoc/es/trunk/translation.xml</text:span></text:a></text:p>
      <text:h text:style-name="P30" text:outline-level="3"><text:soft-page-break/></text:h>
      <text:h text:style-name="P30" text:outline-level="3"/>
      <text:h text:style-name="P30" text:outline-level="3">Ya se que ficheros quiero traducir. ¿Y ahora qué?<text:line-break/><text:span text:style-name="T6">Traduce y guarda tus cambios al repositorio como usuario anónimo</text:span></text:h>
      <text:p text:style-name="P7">Para traducir un nuevo fichero hay que usar como base el original en Inglés, es decir, al abrir el fichero sin traducir se abrirán dos ventanas: a la izquierda se abrirá el fichero original el cual debes realizar la traducción encima y a la derecha aparecerá una traducción automática realizada por el API de Google que te servirá solamente de referencia. Asegúrate que la primera línea contenga: &lt;?xml version="1.0" encoding="utf-8"?&gt; </text:p>
      <text:p text:style-name="P7">Recuerda es muy importante mantener la estructura en Inglés como base, tal y como está. Una vez hayas traducido todo el fichero, recomiendo leerlo y repasarlo otra vez para asegurarse que todo tenga sentido no te hayas dejado nada y no hayan traduciones literales.</text:p>
      <text:p text:style-name="P7">Al guardar el fichero mostrará los errores de estructura, si hay alguno, asegúrate no haber cometido ningún error y si no entiendes que significa el error, pregunta en la lista de correo.</text:p>
      <text:p text:style-name="P28">IMPORTANTE</text:p>
      <text:p text:style-name="P7">Debes usar el editor siempre desde el mismo ordenador y navegador ya que guardará una cookie de autenticación para que puedas continuar traduciendo en otro momento.</text:p>
      <text:h text:style-name="P25" text:outline-level="3">La etiqueta Revcheck.</text:h>
      <text:p text:style-name="P8">La etiqueta Revcheck debe añadirse en todos los ficheros que se traducen. Es muy importante ya que te ayudará a identificar el número de versión que tradujiste cuando tengas que hacer una actualización al fichero. El editor online incluso tiene un botón para añadir dicha etiqueta. Etiquetar -&gt; Etiqueta Revcheck.</text:p>
      <text:p text:style-name="P9">Esta acción añadirá una línea como esta:</text:p>
      <text:p text:style-name="P9">&lt;!-- EN-Revision: xxx Maintainer: anonymous Status: ready --&gt;</text:p>
      <text:p text:style-name="P9">Cambia xxx por el número de revisión de la versión en Inglés que estás traduciendo. </text:p>
      <text:p text:style-name="P9">Por ejemplo: 297028</text:p>
      <text:p text:style-name="P9">Cambia anonymous por el que sería tu futuro nombre de usuario para tu cuenta SVN</text:p>
      <text:p text:style-name="P18">Por ejemplo: tunombre.<text:span text:style-name="T4">¿Que parte del documento debe dejarse com su versión original?</text:span></text:p>
      <text:p text:style-name="P4">1. La descripción del prototipo de función:</text:p>
      <text:p text:style-name="P4">Que siempre está dentro de estas etiquetas: &lt;methodsynopsis&gt; &lt;/methodsynopsis&gt;</text:p>
      <text:p text:style-name="P4">2. Parámetros, clases, literales, en definiva cualquier texto que esté entre dos etiquetas.</text:p>
      <text:p text:style-name="P4">&lt;parameter&gt;param&lt;/parameter&gt;, &lt;classname&gt;class&lt;/classname&gt;.</text:p>
      <text:p text:style-name="P4"><text:soft-page-break/>3. En los ejemplos solo hay que traducir los comentarios // y cadenas que no esten siendo manipuladas. No hay que traducir nombres de variables, nombres de funciones etc.</text:p>
      <text:p text:style-name="P4">4. Cuando se habla especificamente de tipos: Array, String, Bool, Float. Hay que mantenerlo como está.</text:p>
      <text:list xml:id="list1131280836" text:style-name="L1">
        <text:list-item>
          <text:p text:style-name="P29">No traducir o copiar el fichero entities.functions.xml.</text:p>
        </text:list-item>
      </text:list>
      <text:h text:style-name="P22" text:outline-level="3">Dudas en la traducción</text:h>
      <text:p text:style-name="P8">Durante la traducción te aparecerán dudas o comentarios, tenemos un mini-diccionario que te puede servir de ayuda: <text:a xlink:type="simple" xlink:href="http://svn.php.net/repository/phpdoc/es/trunk/diccionario.txt"><text:span text:style-name="T4">http://svn.php.net/repository/phpdoc/es/trunk/diccionario.txt</text:span></text:a></text:p>
      <text:p text:style-name="P14">y si no puedes enviar un E-Mail a la lista de correo, siempre habrá alguien dispuesto a ayudarte.</text:p>
      <text:h text:style-name="P22" text:outline-level="3">Implicación en los ficheros que traduzas</text:h>
      <text:p text:style-name="P10">Básicamente eres responsable de manter al día todos los ficheros que traduzcas. El equipo de PHP continuamente está mejorando y actualizando el manual así que los ficheros que traduzcas hoy, estarán desfasados a medio plazo. El editor online tiene todas las herramientas para poder comparar revisiones y ver que ha cambiado, así como un sistema donde pueden verse los ficheros que han quedado obsoletos. Si quieres puedes ayudar a otras personas a realizar esta tarea. Mantener los ficheros al día es nuestro cometido prinicpal.</text:p>
      <text:h text:style-name="P21" text:outline-level="3">Como llegar a FASE 2</text:h>
      <text:p text:style-name="P7">Por favor traduce un apartado o función y guárdalo en el repositorio como usuario anónimo. Cuando ya hayas enviado tu trabajo al repositorio, contacta con Yago por E-Mail para indicar lo que hayas traducido para que pueda revisarlo. </text:p>
      <text:p text:style-name="P7">Te enviará las correciones necesarias de tus documentos. Este proceso se repetirá hasta que los documentos sean correctos y estén preparados para ser enviados al repositorio oficial.</text:p>
      <text:p text:style-name="P7"><text:s/>Para entonces tendrás que dedicir y comunicar si quieres continuar colaborando de forma constante y formar parte de los traductores oficiales o si solo quieres participar con la tradución enviada. Cualquiera de las dos formas es válida. </text:p>
      <text:p text:style-name="P7"/>
      <text:p text:style-name="P7">¡Muchas gracias por tu ayuda, cualquier aportación el válida!</text:p>
      <text:p text:style-name="P26"/>
      <text:h text:style-name="P24" text:outline-level="3">ANEXO</text:h>
      <text:p text:style-name="P6">El editor online es la forma oficial de traduccir y enviar los ficheros pero no es la única forma, también puede usarse un cliente de Subversion. <text:s/>También es necesario usar Subversion si quieres 'compilar' de forma local los ficheros traducidos. Es conveniente probar de compilar la traducción por cada commit que se realice para asegurarse de que todo irá bien antes de ser publicado de forma online en la web de php.net. Adjunto también información de como hacerlo.</text:p>
      <text:p text:style-name="P3"/>
      <text:h text:style-name="P21" text:outline-level="3">Comandos de SVN </text:h>
      <text:p text:style-name="P5">Básicamente necesitas cuatro comandos:</text:p>
      <text:p text:style-name="P5">svn checkout. Descarga todo el contenido de una URL.</text:p>
      <text:p text:style-name="P5">svn update. Descarga los últimos ficheros que han cambiado en el repositorio.</text:p>
      <text:p text:style-name="P5">svn add. Añade un determinado fichero o directorio en el repo.</text:p>
      <text:p text:style-name="P5">svn commit. Envia el fichero directo al repositorio.</text:p>
      <text:p text:style-name="P4"/>
      <text:h text:style-name="P21" text:outline-level="3">Como 'compilar' la traducción en Linux</text:h>
      <text:p text:style-name="P4">mkdir www; cd /www/;</text:p>
      <text:p text:style-name="P4">svn checkout <text:a xlink:type="simple" xlink:href="http://svn.php.net/repository/phpdoc/es/trunk/">http://svn.php.net/repository/phpdoc/es/trunk/</text:a> es</text:p>
      <text:p text:style-name="P4">svn checkout <text:a xlink:type="simple" xlink:href="http://svn.php.net/repository/phpdoc/en/trunk/">http://svn.php.net/repository/phpdoc/en/trunk/</text:a> en</text:p>
      <text:p text:style-name="P4">svn checkout <text:a xlink:type="simple" xlink:href="http://svn.php.net/repository/phpdoc/doc-base/trunk/">http://svn.php.net/repository/phpdoc/doc-base/trunk/</text:a> doc-base</text:p>
      <text:p text:style-name="P4">cd doc-base</text:p>
      <text:p text:style-name="P4">su -c 'php configure.php with-lang=es'</text:p>
      <text:p text:style-name="P10">Si aparece el siguiente mensaje: All good. Saving .manual.xml... done. Significa que todo ha ido bien, si aparece un error porfavor trata de solucionar el problema y si no lo consigues envia un E-mail a la lista de correo para que lo podamos solucionar o si no la traducción no compilará. </text:p>
      <text:p text:style-name="P4"/>
      <text:p text:style-name="P13">Software recomendado para Linux</text:p>
      <text:p text:style-name="P4">Editor de código..: kate (kde gui), gedit (gnome gui)</text:p>
      <text:p text:style-name="P19">Cliente SVN.........: svn (consola), rapidSVN (gui)</text:p>
      <text:p text:style-name="P5">Comparador........: meld (gui)</text:p>
      <text:h text:style-name="P21" text:outline-level="3"><text:soft-page-break/>Como 'compilar' la traducción en Windows</text:h>
      <text:p text:style-name="P11">Suponiendo que tengas instalado TortoiseSVN normalmente y PHP 5.x en c:\php\ </text:p>
      <text:p text:style-name="P11">1. Abre el Explorador de Windows. </text:p>
      <text:p text:style-name="P11">2. Crea la carpeta c:\doc\ </text:p>
      <text:p text:style-name="P11">3. Dentro de c:\doc\, haz clic derecho SVN Checkout. </text:p>
      <text:p text:style-name="P11"><text:s text:c="4"/>- URL of repository: http://svn.php.net/repository/phpdoc/es/trunk/ </text:p>
      <text:p text:style-name="P11"><text:s text:c="4"/>- Checkout directory: C:\doc\es\ </text:p>
      <text:p text:style-name="P11">4. Otra vez dentro de c:\doc\, clic derecho, SVN Checkout. </text:p>
      <text:p text:style-name="P11"><text:s text:c="4"/>- URL of repository: http://svn.php.net/repository/phpdoc/en/trunk/ </text:p>
      <text:p text:style-name="P11"><text:s text:c="4"/>- Checkout directory: C:\doc\en\ </text:p>
      <text:p text:style-name="P11">5. Otra vez dentro de c:\doc\, clic derecho, SVN Checkout. </text:p>
      <text:p text:style-name="P11"><text:s text:c="4"/>- URL of repository: http://svn.php.net/repository/phpdoc/doc-base/trunk/ </text:p>
      <text:p text:style-name="P11"><text:s text:c="4"/>- Checkout directory: C:\doc\doc-base\ </text:p>
      <text:p text:style-name="P11"/>
      <text:p text:style-name="P11">6. Desde la consola ejecuta: </text:p>
      <text:p text:style-name="P11">c:\php\php c:\doc\doc-base\configure.php --with-php=c:\php\php.exe –with-lang=es</text:p>
      <text:p text:style-name="P10">Si aparece el siguiente mensaje: All good. Saving .manual.xml... done. Significa que todo ha ido bien, si aparece un error porfavor trata de solucionar el problema y si no lo consigues envia un E-mail a la lista de correo para que lo podamos solucionar o si no la traducción no compilará. </text:p>
      <text:h text:style-name="P21" text:outline-level="3">Software recomendado para Windows XP/Vista/7</text:h>
      <text:p text:style-name="P16"><text:span text:style-name="T1">Cliente SVN........: TortoiseSVN </text:span><text:a xlink:type="simple" xlink:href="http://tortoisesvn.net/downloads" office:target-frame-name="_blank" xlink:show="new"><text:span text:style-name="T2">http://tortoisesvn.net/downloads</text:span></text:a></text:p>
      <text:p text:style-name="P16"><text:span text:style-name="T1">Editor de Código.: Notepad++ </text:span><text:a xlink:type="simple" xlink:href="http://sourceforge.net/projects/notepad-plus/files/" office:target-frame-name="_blank" xlink:show="new"><text:span text:style-name="T2">http://sourceforge.net/projects/notepad-plus/files/</text:span></text:a></text:p>
      <text:p text:style-name="P5">Comparador........: WinMerge <text:a xlink:type="simple" xlink:href="http://winmerge.org/"><text:span text:style-name="T5">http://winmerge.org/</text:span></text:a></text:p>
      <text:h text:style-name="P21" text:outline-level="3">Recomendaciones para Notepad++</text:h>
      <text:p text:style-name="P10">Si quieres utilizar Notepad++ como editor de los ficheros .xml, debes usar 'soft tabs' :</text:p>
      <text:p text:style-name="P10">Settings - &gt; Preferences... -&gt; Language Menu / Tab Settings -&gt; [x] Replace by space</text:p>
      <text:p text:style-name="P10">Y los ficheros deben ser siempre UTF-8 without BOM, formato Unix:</text:p>
      <text:p text:style-name="P10">New Document -&gt; Default Directory -&gt; [x] UTF-8 <text:s/>without BOM [x] Format Unix</text:p>
      <text:h text:style-name="P21" text:outline-level="3"><text:soft-page-break/>Como convertir fichero de ANSI a UTF-8 without BOM en Windows.</text:h>
      <text:p text:style-name="P7">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text:p text:style-name="P7"/>
      <text:p text:style-name="P7">Si crees que se debe cambiar o añadir algo a esta guía enviame un E-Mail y la actualiza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04/17/2010</text:p>
      </style:header>
      <style:footer>
        <text:p text:style-name="MP2"><text:page-number text:select-page="current">6</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2T00:21:53</meta:creation-date>
    <dc:date>2010-06-03T21:54:56</dc:date>
    <meta:editing-duration>PT06H11M19S</meta:editing-duration>
    <meta:editing-cycles>108</meta:editing-cycles>
    <meta:generator>OpenOffice.org/3.2$Unix OpenOffice.org_project/320m12$Build-9483</meta:generator>
    <meta:document-statistic meta:table-count="0" meta:image-count="0" meta:object-count="0" meta:page-count="6" meta:paragraph-count="94" meta:word-count="1359" meta:character-count="9071"/>
  </office:meta>
</office:document-meta>
</file>